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come to RetroFlix, a British media company that is owned by COMCAST Corporation and based in London, England. We were founded in 2023 by Brian Roberts, the CEO of Comcast, and Dana Strong, the CEO of Sky.</text:p>
      <text:p text:style-name="P1">At RetroFlix, we are a start-up company and subsidiary of Comcast, authorized to use the existing license agreements held by Comcast and Sky. We offer online video streaming services, DVD/Blu-Ray sales, gift bundles, and merchandise to our customers. Our mission is to provide our customers with access to entertainment from the back catalogue which will not detract from other areas of the business.</text:p>
      <text:p text:style-name="P1">We at RetroFlix are passionate about the golden age of movies, particularly the 1980-1990s, and we want to explore this market space. Our business model is built on the belief that there is a demand for classic movies that aren't currently available on other streaming platforms. We aim to offer our customers access to these movies in a way that is both convenient and affordable.</text:p>
      <text:p text:style-name="P1">At RetroFlix, we value our customers and are committed to providing them with the best possible service. We strive to maintain the highest standards of quality and integrity in all aspects of our business. We believe that by doing so, we can earn the trust and loyalty of our customers.</text:p>
      <text:p text:style-name="P1">Thank you for considering RetroFlix for your entertainment needs. We are excited to have the opportunity to serve you and look forward to providing you with the best possible servic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45:51.273000000</meta:creation-date>
    <dc:date>2023-03-28T16:45:57.550000000</dc:date>
    <meta:editing-duration>PT6S</meta:editing-duration>
    <meta:editing-cycles>1</meta:editing-cycles>
    <meta:document-statistic meta:table-count="0" meta:image-count="0" meta:object-count="0" meta:page-count="1" meta:paragraph-count="5" meta:word-count="245" meta:character-count="1457" meta:non-whitespace-character-count="1217"/>
    <meta:generator>LibreOffice/7.5.0.3$Windows_X86_64 LibreOffice_project/c21113d003cd3efa8c53188764377a8272d9d6de</meta:generator>
  </office:meta>
</office:document-meta>
</file>